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70.59pt"/>
    </style:style>
    <style:style style:name="co2" style:family="table-column">
      <style:table-column-properties fo:break-before="auto" style:column-width="80.16pt"/>
    </style:style>
    <style:style style:name="co3" style:family="table-column">
      <style:table-column-properties fo:break-before="auto" style:column-width="169.85pt"/>
    </style:style>
    <style:style style:name="co4" style:family="table-column">
      <style:table-column-properties fo:break-before="auto" style:column-width="102.3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xial_20_worm_20_from_20_worm_20_gear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2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26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 style:data-style-name="N2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 style:data-style-name="N129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 style:data-style-name="N2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25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9999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26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128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27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xial worm from worm gear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number-columns-repeated="1017" table:default-cell-style-name="Default"/>
        <table:table-row table:style-name="ro1">
          <table:table-cell table:style-name="ce1" office:value-type="string" calcext:value-type="string">
            <text:p>Axial worm calculations</text:p>
          </table:table-cell>
          <table:table-cell table:number-columns-repeated="2"/>
          <table:table-cell table:style-name="ce1" office:value-type="string" calcext:value-type="string">
            <text:p>Normal worm calculations</text:p>
          </table:table-cell>
          <table:table-cell table:number-columns-repeated="2"/>
          <table:table-cell table:style-name="ce1" office:value-type="string" calcext:value-type="string">
            <text:p>DP to Module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style-name="ce2" office:value-type="string" calcext:value-type="string">
            <text:p>Axial module</text:p>
          </table:table-cell>
          <table:table-cell table:style-name="ce4" office:value-type="float" office:value="1.5875" calcext:value-type="float">
            <text:p>1.5875</text:p>
          </table:table-cell>
          <table:table-cell/>
          <table:table-cell table:style-name="ce2" office:value-type="string" calcext:value-type="string">
            <text:p>Normal module</text:p>
          </table:table-cell>
          <table:table-cell table:style-name="ce4" office:value-type="float" office:value="1.5875" calcext:value-type="float">
            <text:p>1.5875</text:p>
          </table:table-cell>
          <table:table-cell/>
          <table:table-cell table:style-name="ce2" office:value-type="string" calcext:value-type="string">
            <text:p>DP</text:p>
          </table:table-cell>
          <table:table-cell table:style-name="ce17" office:value-type="float" office:value="16" calcext:value-type="float">
            <text:p>16.0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ormal pressure angle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Normal pressure angle</text:p>
          </table:table-cell>
          <table:table-cell table:style-name="ce4" office:value-type="float" office:value="14.5" calcext:value-type="float">
            <text:p>14.5</text:p>
          </table:table-cell>
          <table:table-cell/>
          <table:table-cell table:style-name="ce2" office:value-type="string" calcext:value-type="string">
            <text:p>Tooth count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orm threads (e.g. single start = 1)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Worm threads (e.g. single start = 1)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Module</text:p>
          </table:table-cell>
          <table:table-cell table:style-name="ce6" table:formula="of:=25.4/[.H3]" office:value-type="float" office:value="1.5875" calcext:value-type="float">
            <text:p>1.587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Worm gear teeth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Worm gear teeth</text:p>
          </table:table-cell>
          <table:table-cell table:style-name="ce4" office:value-type="float" office:value="40" calcext:value-type="float">
            <text:p>40</text:p>
          </table:table-cell>
          <table:table-cell/>
          <table:table-cell table:style-name="ce2" office:value-type="string" calcext:value-type="string">
            <text:p>Tip diameter (mm)</text:p>
          </table:table-cell>
          <table:table-cell table:style-name="ce18" table:formula="of:=([.H4]*[.H5])+(2*[.H5])" office:value-type="float" office:value="66.675" calcext:value-type="float">
            <text:p>66.67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ference diameter of worm</text:p>
          </table:table-cell>
          <table:table-cell table:style-name="ce5" office:value-type="float" office:value="26" calcext:value-type="float">
            <text:p>26.00</text:p>
          </table:table-cell>
          <table:table-cell/>
          <table:table-cell table:style-name="ce2" office:value-type="string" calcext:value-type="string">
            <text:p>Reference diameter of worm</text:p>
          </table:table-cell>
          <table:table-cell table:style-name="ce5" office:value-type="float" office:value="26" calcext:value-type="float">
            <text:p>26.00</text:p>
          </table:table-cell>
          <table:table-cell/>
          <table:table-cell table:style-name="ce2" office:value-type="string" calcext:value-type="string">
            <text:p>Tip diameter (inch)</text:p>
          </table:table-cell>
          <table:table-cell table:style-name="ce19" table:formula="of:=[.H6]/25.4" office:value-type="float" office:value="2.625" calcext:value-type="float">
            <text:p>2.62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2" office:value-type="string" calcext:value-type="string">
            <text:p>Normal profile shift coefficient</text:p>
          </table:table-cell>
          <table:table-cell table:style-name="ce17" office:value-type="float" office:value="0" calcext:value-type="float">
            <text:p>0.000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rmal module</text:p>
          </table:table-cell>
          <table:table-cell table:style-name="ce6" table:formula="of:=[.B3]*COS(RADIANS(PI()))" office:value-type="float" office:value="1.58511422540888" calcext:value-type="float">
            <text:p>1.5851</text:p>
          </table:table-cell>
          <table:table-cell/>
          <table:table-cell table:style-name="ce2" office:value-type="string" calcext:value-type="string">
            <text:p>Axial module</text:p>
          </table:table-cell>
          <table:table-cell table:style-name="ce6" table:formula="of:=[.E3]/COS(RADIANS(PI()))" office:value-type="float" office:value="1.58988936544931" calcext:value-type="float">
            <text:p>1.589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Axial pitch (mm)</text:p>
          </table:table-cell>
          <table:table-cell table:style-name="ce7" table:formula="of:=PI()*[.B3]" office:value-type="float" office:value="4.9872783375738" calcext:value-type="float">
            <text:p>4.987</text:p>
          </table:table-cell>
          <table:table-cell/>
          <table:table-cell table:style-name="ce2" office:value-type="string" calcext:value-type="string">
            <text:p>Axial pitch (mm)</text:p>
          </table:table-cell>
          <table:table-cell table:style-name="ce7" table:formula="of:=PI()*[.E9]" office:value-type="float" office:value="4.99478475051608" calcext:value-type="float">
            <text:p>4.995</text:p>
          </table:table-cell>
          <table:table-cell/>
          <table:table-cell table:style-name="ce1" office:value-type="string" calcext:value-type="string">
            <text:p>Module to DP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Lead angle (deg)</text:p>
          </table:table-cell>
          <table:table-cell table:style-name="ce8" table:formula="of:=DEGREES(ASIN([.B5]*[.B3]/[.B7]))" office:value-type="float" office:value="3.50052539536965" calcext:value-type="float">
            <text:p>3.501</text:p>
          </table:table-cell>
          <table:table-cell/>
          <table:table-cell table:style-name="ce2" office:value-type="string" calcext:value-type="string">
            <text:p>Lead angle (deg)</text:p>
          </table:table-cell>
          <table:table-cell table:style-name="ce8" table:formula="of:=DEGREES(ASIN([.E5]*[.E3]/[.E7]))" office:value-type="float" office:value="3.50052539536965" calcext:value-type="float">
            <text:p>3.50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Normal pitch</text:p>
          </table:table-cell>
          <table:table-cell table:style-name="ce8" table:formula="of:=[.B9]*PI()" office:value-type="float" office:value="4.97978320564523" calcext:value-type="float">
            <text:p>4.980</text:p>
          </table:table-cell>
          <table:table-cell/>
          <table:table-cell table:style-name="ce2" office:value-type="string" calcext:value-type="string">
            <text:p>Normal pitch</text:p>
          </table:table-cell>
          <table:table-cell table:style-name="ce8" table:formula="of:=[.E3]*PI()" office:value-type="float" office:value="4.9872783375738" calcext:value-type="float">
            <text:p>4.987</text:p>
          </table:table-cell>
          <table:table-cell/>
          <table:table-cell table:style-name="ce2" office:value-type="string" calcext:value-type="string">
            <text:p>Module</text:p>
          </table:table-cell>
          <table:table-cell table:style-name="ce17" office:value-type="float" office:value="1.5" calcext:value-type="float">
            <text:p>1.500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xial pressure angle</text:p>
          </table:table-cell>
          <table:table-cell table:style-name="ce8" table:formula="of:=DEGREES(ATAN(TAN(RADIANS([.B4])*COS(RADIANS([.B11])))))" office:value-type="float" office:value="24.9533559643044" calcext:value-type="float">
            <text:p>24.953</text:p>
          </table:table-cell>
          <table:table-cell/>
          <table:table-cell table:style-name="ce2" office:value-type="string" calcext:value-type="string">
            <text:p>Axial pressure angle</text:p>
          </table:table-cell>
          <table:table-cell table:style-name="ce8" table:formula="of:=DEGREES(ATAN(TAN(RADIANS([.E4])*COS(RADIANS([.E11])))))" office:value-type="float" office:value="14.4729464592966" calcext:value-type="float">
            <text:p>14.473</text:p>
          </table:table-cell>
          <table:table-cell/>
          <table:table-cell table:style-name="ce2" office:value-type="string" calcext:value-type="string">
            <text:p>Tooth count</text:p>
          </table:table-cell>
          <table:table-cell table:style-name="ce4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eference diameter of worm gear</text:p>
          </table:table-cell>
          <table:table-cell table:style-name="ce9" table:formula="of:=[.B6]*[.B3]" office:value-type="float" office:value="63.5" calcext:value-type="float">
            <text:p>63.50</text:p>
          </table:table-cell>
          <table:table-cell/>
          <table:table-cell table:style-name="ce2" office:value-type="string" calcext:value-type="string">
            <text:p>Reference diameter of worm gear</text:p>
          </table:table-cell>
          <table:table-cell table:style-name="ce6" table:formula="of:=[.E6]*[.E3]/COS(RADIANS([.E11]))" office:value-type="float" office:value="63.6186973115322" calcext:value-type="float">
            <text:p>63.6187</text:p>
          </table:table-cell>
          <table:table-cell/>
          <table:table-cell table:style-name="ce2" office:value-type="string" calcext:value-type="string">
            <text:p>DP</text:p>
          </table:table-cell>
          <table:table-cell table:style-name="ce8" table:formula="of:=25.4/[.H12]" office:value-type="float" office:value="16.9333333333333" calcext:value-type="float">
            <text:p>16.933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enter distance</text:p>
          </table:table-cell>
          <table:table-cell table:style-name="ce10" table:formula="of:=([.B7]+[.B14])/2" office:value-type="float" office:value="44.75" calcext:value-type="float">
            <text:p>44.75</text:p>
          </table:table-cell>
          <table:table-cell/>
          <table:table-cell table:style-name="ce2" office:value-type="string" calcext:value-type="string">
            <text:p>Center distance</text:p>
          </table:table-cell>
          <table:table-cell table:style-name="ce11" table:formula="of:=(([.E7]+[.E14])/2)+([.E8]*[.E3])" office:value-type="float" office:value="44.8093486557661" calcext:value-type="float">
            <text:p>44.81</text:p>
          </table:table-cell>
          <table:table-cell/>
          <table:table-cell table:style-name="ce2" office:value-type="string" calcext:value-type="string">
            <text:p>Tip diameter (mm)</text:p>
          </table:table-cell>
          <table:table-cell table:style-name="ce19" table:formula="of:=([.H12]*[.H13])+(2*[.H12])" office:value-type="float" office:value="70.5" calcext:value-type="float">
            <text:p>70.5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Addendum (both)</text:p>
          </table:table-cell>
          <table:table-cell table:style-name="ce9" table:formula="of:=[.B3]" office:value-type="float" office:value="1.5875" calcext:value-type="float">
            <text:p>1.59</text:p>
          </table:table-cell>
          <table:table-cell/>
          <table:table-cell table:style-name="ce2" office:value-type="string" calcext:value-type="string">
            <text:p>Addendum worm</text:p>
          </table:table-cell>
          <table:table-cell table:style-name="ce9" table:formula="of:=[.E3]" office:value-type="float" office:value="1.5875" calcext:value-type="float">
            <text:p>1.59</text:p>
          </table:table-cell>
          <table:table-cell/>
          <table:table-cell table:style-name="ce2" office:value-type="string" calcext:value-type="string">
            <text:p>Tip diameter (inch)</text:p>
          </table:table-cell>
          <table:table-cell table:style-name="ce18" table:formula="of:=[.H15]/25.4" office:value-type="float" office:value="2.7755905511811" calcext:value-type="float">
            <text:p>2.7755905511811</text:p>
          </table:table-cell>
          <table:table-cell table:number-columns-repeated="1016"/>
        </table:table-row>
        <table:table-row table:style-name="ro1">
          <table:table-cell/>
          <table:table-cell table:style-name="ce9"/>
          <table:table-cell/>
          <table:table-cell table:style-name="ce2" office:value-type="string" calcext:value-type="string">
            <text:p>Addendum worm gear</text:p>
          </table:table-cell>
          <table:table-cell table:style-name="ce9" table:formula="of:=(1+[.E8])*[.E3]" office:value-type="float" office:value="1.5875" calcext:value-type="float">
            <text:p>1.59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oth depth</text:p>
          </table:table-cell>
          <table:table-cell table:style-name="ce11" table:formula="of:=2.25*[.B16]" office:value-type="float" office:value="3.571875" calcext:value-type="float">
            <text:p>3.57</text:p>
          </table:table-cell>
          <table:table-cell/>
          <table:table-cell table:style-name="ce2" office:value-type="string" calcext:value-type="string">
            <text:p>Tooth depth</text:p>
          </table:table-cell>
          <table:table-cell table:style-name="ce11" table:formula="of:=2.25*[.E16]" office:value-type="float" office:value="3.571875" calcext:value-type="float">
            <text:p>3.57</text:p>
          </table:table-cell>
          <table:table-cell/>
          <table:table-cell table:style-name="ce1" office:value-type="string" calcext:value-type="string">
            <text:p>mm pitch to tpi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Tip diameter of worm</text:p>
          </table:table-cell>
          <table:table-cell table:style-name="ce9" table:formula="of:=[.B7]+(2*[.B16])" office:value-type="float" office:value="29.175" calcext:value-type="float">
            <text:p>29.18</text:p>
          </table:table-cell>
          <table:table-cell/>
          <table:table-cell table:style-name="ce2" office:value-type="string" calcext:value-type="string">
            <text:p>Tip diameter of worm</text:p>
          </table:table-cell>
          <table:table-cell table:style-name="ce9" table:formula="of:=[.E7]+(2*[.E16])" office:value-type="float" office:value="29.175" calcext:value-type="float">
            <text:p>29.1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ip diameter of worm gear</text:p>
          </table:table-cell>
          <table:table-cell table:style-name="ce9" table:formula="of:=[.B14]+(2*[.B16])+[.B3]" office:value-type="float" office:value="68.2625" calcext:value-type="float">
            <text:p>68.26</text:p>
          </table:table-cell>
          <table:table-cell/>
          <table:table-cell table:style-name="ce2" office:value-type="string" calcext:value-type="string">
            <text:p>Tip diameter of worm gear</text:p>
          </table:table-cell>
          <table:table-cell table:style-name="ce9" table:formula="of:=[.E14]+(2*[.E17])+[.E3]" office:value-type="float" office:value="68.3811973115322" calcext:value-type="float">
            <text:p>68.38</text:p>
          </table:table-cell>
          <table:table-cell/>
          <table:table-cell table:style-name="ce2" office:value-type="string" calcext:value-type="string">
            <text:p>mm pitch</text:p>
          </table:table-cell>
          <table:table-cell table:style-name="ce20" office:value-type="float" office:value="3.996" calcext:value-type="float">
            <text:p>3.996</text:p>
          </table:table-cell>
          <table:table-cell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2" office:value-type="string" calcext:value-type="string">
            <text:p>Throat diameter</text:p>
          </table:table-cell>
          <table:table-cell table:style-name="ce9" table:formula="of:=[.B14]+(2*[.B16])" office:value-type="float" office:value="66.675" calcext:value-type="float">
            <text:p>66.68</text:p>
          </table:table-cell>
          <table:table-cell/>
          <table:table-cell table:style-name="ce2" office:value-type="string" calcext:value-type="string">
            <text:p>Throat diameter</text:p>
          </table:table-cell>
          <table:table-cell table:style-name="ce9" table:formula="of:=[.E14]+(2*[.E17])" office:value-type="float" office:value="66.7936973115322" calcext:value-type="float">
            <text:p>66.79</text:p>
          </table:table-cell>
          <table:table-cell/>
          <table:table-cell table:style-name="ce2" office:value-type="string" calcext:value-type="string">
            <text:p>tpi</text:p>
          </table:table-cell>
          <table:table-cell table:style-name="ce21" table:formula="of:=25.4/[.H20]" office:value-type="float" office:value="6.35635635635636" calcext:value-type="float">
            <text:p>6.35636</text:p>
          </table:table-cell>
          <table:table-cell table:number-columns-repeated="3"/>
          <table:table-cell table:style-name="ce23"/>
          <table:table-cell table:number-columns-repeated="1012"/>
        </table:table-row>
        <table:table-row table:style-name="ro1">
          <table:table-cell table:style-name="ce2" office:value-type="string" calcext:value-type="string">
            <text:p>Throat surface radius</text:p>
          </table:table-cell>
          <table:table-cell table:style-name="ce9" table:formula="of:=[.B7]/2-[.B16]" office:value-type="float" office:value="11.4125" calcext:value-type="float">
            <text:p>11.41</text:p>
          </table:table-cell>
          <table:table-cell/>
          <table:table-cell table:style-name="ce2" office:value-type="string" calcext:value-type="string">
            <text:p>Throat surface radius</text:p>
          </table:table-cell>
          <table:table-cell table:style-name="ce9" table:formula="of:=[.E7]/2-[.E16]" office:value-type="float" office:value="11.4125" calcext:value-type="float">
            <text:p>11.4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Root diameter of worm</text:p>
          </table:table-cell>
          <table:table-cell table:style-name="ce11" table:formula="of:=[.B19]-2*[.B18]" office:value-type="float" office:value="22.03125" calcext:value-type="float">
            <text:p>22.03</text:p>
          </table:table-cell>
          <table:table-cell/>
          <table:table-cell table:style-name="ce2" office:value-type="string" calcext:value-type="string">
            <text:p>Root diameter of worm</text:p>
          </table:table-cell>
          <table:table-cell table:style-name="ce11" table:formula="of:=[.E19]-2*[.E18]" office:value-type="float" office:value="22.03125" calcext:value-type="float">
            <text:p>22.03</text:p>
          </table:table-cell>
          <table:table-cell/>
          <table:table-cell table:style-name="ce1" office:value-type="string" calcext:value-type="string">
            <text:p>tpi to mm pitch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Root diameter of worm gear</text:p>
          </table:table-cell>
          <table:table-cell table:style-name="ce9" table:formula="of:=[.B21]-2*[.B18]" office:value-type="float" office:value="59.53125" calcext:value-type="float">
            <text:p>59.53</text:p>
          </table:table-cell>
          <table:table-cell/>
          <table:table-cell table:style-name="ce2" office:value-type="string" calcext:value-type="string">
            <text:p>Root diameter of worm gear</text:p>
          </table:table-cell>
          <table:table-cell table:style-name="ce9" table:formula="of:=[.E21]-2*[.E18]" office:value-type="float" office:value="59.6499473115322" calcext:value-type="float">
            <text:p>59.65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acewidth of worm</text:p>
          </table:table-cell>
          <table:table-cell table:style-name="ce12" table:formula="of:=PI()*[.B3]*(4.5+0.02*[.B6])" office:value-type="float" office:value="26.4325751891411" calcext:value-type="float">
            <text:p>26.4</text:p>
          </table:table-cell>
          <table:table-cell/>
          <table:table-cell table:style-name="ce2" office:value-type="string" calcext:value-type="string">
            <text:p>Facewidth of worm</text:p>
          </table:table-cell>
          <table:table-cell table:style-name="ce12" table:formula="of:=PI()*[.E3]*(4.5+0.02*[.E6])" office:value-type="float" office:value="26.4325751891411" calcext:value-type="float">
            <text:p>26.4</text:p>
          </table:table-cell>
          <table:table-cell/>
          <table:table-cell table:style-name="ce2" office:value-type="string" calcext:value-type="string">
            <text:p>tpi</text:p>
          </table:table-cell>
          <table:table-cell table:style-name="ce22" table:formula="of:=6.3662" office:value-type="float" office:value="6.3662" calcext:value-type="float">
            <text:p>6.3662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2" office:value-type="string" calcext:value-type="string">
            <text:p>mm pitch</text:p>
          </table:table-cell>
          <table:table-cell table:style-name="ce6" table:formula="of:=1/[.H25]*25.4" office:value-type="float" office:value="3.98982124344193" calcext:value-type="float">
            <text:p>3.989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1 angle width, no clearance</text:p>
          </table:table-cell>
          <table:table-cell table:style-name="ce13" table:formula="of:=TAN(RADIANS([.B13]))*2*[.B16]" office:value-type="float" office:value="1.47738123232512" calcext:value-type="float">
            <text:p>1.477</text:p>
          </table:table-cell>
          <table:table-cell/>
          <table:table-cell table:style-name="ce3" office:value-type="string" calcext:value-type="string">
            <text:p>1 angle width, no clearance</text:p>
          </table:table-cell>
          <table:table-cell table:style-name="ce13" table:formula="of:=TAN(RADIANS([.E13]))*2*[.E16]" office:value-type="float" office:value="0.819511607319554" calcext:value-type="float">
            <text:p>0.820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2 angle widths, no clearance</text:p>
          </table:table-cell>
          <table:table-cell table:style-name="ce14" table:formula="of:=[.B27]*2" office:value-type="float" office:value="2.95476246465023" calcext:value-type="float">
            <text:p>2.95</text:p>
          </table:table-cell>
          <table:table-cell/>
          <table:table-cell table:style-name="ce3" office:value-type="string" calcext:value-type="string">
            <text:p>2 angle widths, no clearance</text:p>
          </table:table-cell>
          <table:table-cell table:style-name="ce14" table:formula="of:=[.E27]*2" office:value-type="float" office:value="1.63902321463911" calcext:value-type="float">
            <text:p>1.6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Left for flats</text:p>
          </table:table-cell>
          <table:table-cell table:style-name="ce13" table:formula="of:=[.B10]-[.B28]" office:value-type="float" office:value="2.03251587292356" calcext:value-type="float">
            <text:p>2.033</text:p>
          </table:table-cell>
          <table:table-cell/>
          <table:table-cell table:style-name="ce3" office:value-type="string" calcext:value-type="string">
            <text:p>Left for flats</text:p>
          </table:table-cell>
          <table:table-cell table:style-name="ce13" table:formula="of:=[.E10]-[.E28]" office:value-type="float" office:value="3.35576153587697" calcext:value-type="float">
            <text:p>3.356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op flat width (mm)</text:p>
          </table:table-cell>
          <table:table-cell table:style-name="ce15" table:formula="of:=[.B29]/2" office:value-type="float" office:value="1.01625793646178" calcext:value-type="float">
            <text:p>1.016</text:p>
          </table:table-cell>
          <table:table-cell/>
          <table:table-cell table:style-name="ce2" office:value-type="string" calcext:value-type="string">
            <text:p>Top flat width (mm)</text:p>
          </table:table-cell>
          <table:table-cell table:style-name="ce15" table:formula="of:=[.E29]/2" office:value-type="float" office:value="1.67788076793849" calcext:value-type="float">
            <text:p>1.678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ter tip width (mm)</text:p>
          </table:table-cell>
          <table:table-cell table:style-name="ce7" table:formula="of:=[.B30]-(0.5*[.B16]*TAN(RADIANS([.B13])))" office:value-type="float" office:value="0.646912628380503" calcext:value-type="float">
            <text:p>0.647</text:p>
          </table:table-cell>
          <table:table-cell/>
          <table:table-cell table:style-name="ce2" office:value-type="string" calcext:value-type="string">
            <text:p>Cutter tip width (mm)</text:p>
          </table:table-cell>
          <table:table-cell table:style-name="ce7" table:formula="of:=[.E30]-(0.5*[.E16]*TAN(RADIANS([.E13])))" office:value-type="float" office:value="1.4730028661086" calcext:value-type="float">
            <text:p>1.47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ter width (mm)</text:p>
          </table:table-cell>
          <table:table-cell table:style-name="ce7" table:formula="of:=[.B10]-[.B30]" office:value-type="float" office:value="3.97102040111201" calcext:value-type="float">
            <text:p>3.971</text:p>
          </table:table-cell>
          <table:table-cell/>
          <table:table-cell table:style-name="ce2" office:value-type="string" calcext:value-type="string">
            <text:p>Cutter width (mm)</text:p>
          </table:table-cell>
          <table:table-cell table:style-name="ce7" table:formula="of:=[.E10]-[.E30]" office:value-type="float" office:value="3.31690398257759" calcext:value-type="float">
            <text:p>3.317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Cutter included angle (def)</text:p>
          </table:table-cell>
          <table:table-cell table:style-name="ce11" table:formula="of:=2*[.B13]" office:value-type="float" office:value="49.9067119286088" calcext:value-type="float">
            <text:p>49.91</text:p>
          </table:table-cell>
          <table:table-cell/>
          <table:table-cell table:style-name="ce2" office:value-type="string" calcext:value-type="string">
            <text:p>Cutter included angle (deg)</text:p>
          </table:table-cell>
          <table:table-cell table:style-name="ce11" table:formula="of:=2*[.E13]" office:value-type="float" office:value="28.9458929185931" calcext:value-type="float">
            <text:p>28.95</text:p>
          </table:table-cell>
          <table:table-cell table:number-columns-repeated="1019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4" loext:min-decimal-places="4" number:min-integer-digits="1"/>
    </number:number-style>
    <number:number-style style:name="N126">
      <number:number number:decimal-places="3" loext:min-decimal-places="3" number:min-integer-digits="1"/>
    </number:number-style>
    <number:percentage-style style:name="N127">
      <number:number number:decimal-places="6" loext:min-decimal-places="6" number:min-integer-digits="1"/>
      <number:text>%</number:text>
    </number:percentage-style>
    <number:number-style style:name="N128">
      <number:number number:decimal-places="5" loext:min-decimal-places="5" number:min-integer-digits="1"/>
    </number:number-style>
    <number:number-style style:name="N129">
      <number:number number:decimal-places="1" loext:min-decimal-places="1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xial_20_worm_20_from_20_worm_20_gear" style:display-name="PageStyle_Axial worm from worm gea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0" meta:object-count="0"/>
    <meta:generator>LibreOfficeDev/6.0.5.2$Linux_X86_64 LibreOffice_project/</meta:generator>
  </office:meta>
</office:document-meta>
</file>